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>
      <style:text-properties fo:language="en" fo:country="US" officeooo:rsid="000ab600" officeooo:paragraph-rsid="000ab600"/>
    </style:style>
    <style:style style:name="P2" style:family="paragraph" style:parent-style-name="Standard">
      <style:text-properties fo:language="en" fo:country="US" officeooo:rsid="000ab600" officeooo:paragraph-rsid="000ab600"/>
    </style:style>
    <style:style style:name="P3" style:family="paragraph" style:parent-style-name="Standard" style:list-style-name="L3">
      <style:text-properties fo:language="ru" fo:country="RU" officeooo:rsid="000ab600" officeooo:paragraph-rsid="000ab600"/>
    </style:style>
    <style:style style:name="P4" style:family="paragraph" style:parent-style-name="Standard">
      <style:text-properties fo:language="ru" fo:country="RU" officeooo:rsid="000ab600" officeooo:paragraph-rsid="000ab600"/>
    </style:style>
    <style:style style:name="P5" style:family="paragraph" style:parent-style-name="Standard" style:list-style-name="L4">
      <style:text-properties fo:language="ru" fo:country="RU" officeooo:rsid="000ab600" officeooo:paragraph-rsid="000ab600"/>
    </style:style>
    <style:style style:name="P6" style:family="paragraph" style:parent-style-name="Standard" style:list-style-name="L5">
      <style:text-properties fo:language="ru" fo:country="RU" officeooo:rsid="000ab600" officeooo:paragraph-rsid="000ab600"/>
    </style:style>
    <style:style style:name="P7" style:family="paragraph" style:parent-style-name="Standard" style:list-style-name="L6">
      <style:text-properties fo:language="ru" fo:country="RU" officeooo:rsid="000ab600" officeooo:paragraph-rsid="000ab600"/>
    </style:style>
    <style:style style:name="P8" style:family="paragraph" style:parent-style-name="Standard" style:list-style-name="L3">
      <style:text-properties fo:color="#00a933" loext:opacity="100%" fo:language="ru" fo:country="RU" officeooo:rsid="000ab600" officeooo:paragraph-rsid="000ab60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2">
        <text:list-item>
          <text:p text:style-name="P1">CPU</text:p>
        </text:list-item>
        <text:list-item>
          <text:p text:style-name="P1">CPU Controller (command executor)</text:p>
        </text:list-item>
        <text:list-item>
          <text:p text:style-name="P1">Parser</text:p>
        </text:list-item>
        <text:list-item>
          <text:p text:style-name="P1">Lexer</text:p>
        </text:list-item>
      </text:list>
      <text:p text:style-name="P2"/>
      <text:p text:style-name="P2"/>
      <text:p text:style-name="P2"/>
      <text:p text:style-name="P2">CPU:</text:p>
      <text:list xml:id="list3828101600" text:style-name="L3">
        <text:list-item>
          <text:p text:style-name="P8">Хранить регистры</text:p>
        </text:list-item>
        <text:list-item>
          <text:p text:style-name="P3">Взаимодействовать с регистрами</text:p>
          <text:list>
            <text:list-item>
              <text:p text:style-name="P3">Чтение<text:tab/></text:p>
            </text:list-item>
            <text:list-item>
              <text:p text:style-name="P3">Запись</text:p>
            </text:list-item>
          </text:list>
        </text:list-item>
        <text:list-item>
          <text:p text:style-name="P3">Выводить данные с регистров</text:p>
        </text:list-item>
        <text:list-item>
          <text:p text:style-name="P3">Выполнять вычисления</text:p>
        </text:list-item>
        <text:list-item>
          <text:p text:style-name="P3">Знать что выполняют команды</text:p>
        </text:list-item>
      </text:list>
      <text:p text:style-name="P4"/>
      <text:p text:style-name="P4"/>
      <text:p text:style-name="P4"/>
      <text:p text:style-name="P2">CPU Controller:</text:p>
      <text:list xml:id="list1661658437" text:style-name="L4">
        <text:list-item>
          <text:p text:style-name="P5">Принимать команды с парсера</text:p>
        </text:list-item>
        <text:list-item>
          <text:p text:style-name="P5"/>
        </text:list-item>
        <text:list-item>
          <text:p text:style-name="P5">Оперировать командами</text:p>
        </text:list-item>
      </text:list>
      <text:p text:style-name="P4"/>
      <text:p text:style-name="P2">Parser:</text:p>
      <text:list text:style-name="L5">
        <text:list-item>
          <text:p text:style-name="P6">Лексический анализ</text:p>
        </text:list-item>
      </text:list>
      <text:p text:style-name="P2">Lexer:</text:p>
      <text:list text:style-name="L6">
        <text:list-item>
          <text:p text:style-name="P7">Синтаксический анализ</text:p>
        </text:list-item>
      </text:list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07T15:55:00.661000000</dc:date>
    <meta:editing-duration>PT5H56M17S</meta:editing-duration>
    <meta:editing-cycles>1</meta:editing-cycles>
    <meta:document-statistic meta:table-count="0" meta:image-count="0" meta:object-count="0" meta:page-count="1" meta:paragraph-count="20" meta:word-count="55" meta:character-count="315" meta:non-whitespace-character-count="294"/>
    <meta:generator>LibreOffice/7.4.0.3$Windows_X86_64 LibreOffice_project/f85e47c08ddd19c015c0114a68350214f7066f5a</meta:generator>
  </office:meta>
</office:document-meta>
</file>